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4000001044BBB9EB7D01FB761.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figurations/writertoolbar.xml" manifest:media-type=""/>
  <manifest:file-entry manifest:full-path="Configurations/writerkeybinding.xml" manifest:media-type=""/>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es macro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_35__20_Texte">
      <style:text-properties fo:font-style="italic" officeooo:rsid="00083052" officeooo:paragraph-rsid="00083052" style:font-style-asian="italic" style:font-style-complex="italic"/>
    </style:style>
    <style:style style:name="P17" style:family="paragraph" style:parent-style-name="_35__20_Texte">
      <style:text-properties fo:font-style="italic" officeooo:rsid="000b72f1" officeooo:paragraph-rsid="0012091d" style:font-style-asian="italic" style:font-style-complex="italic"/>
    </style:style>
    <style:style style:name="P18"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19"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20" style:family="paragraph" style:parent-style-name="Standard" style:list-style-name="L4">
      <style:text-properties officeooo:paragraph-rsid="00116ae9"/>
    </style:style>
    <style:style style:name="P21" style:family="paragraph" style:parent-style-name="Standard" style:list-style-name="L4">
      <style:text-properties officeooo:paragraph-rsid="0014dc82"/>
    </style:style>
    <style:style style:name="P22" style:family="paragraph" style:parent-style-name="Standard" style:list-style-name="L4">
      <style:text-properties fo:font-style="italic" officeooo:rsid="00116ae9" officeooo:paragraph-rsid="0014dc82"/>
    </style:style>
    <style:style style:name="P23" style:family="paragraph" style:parent-style-name="Standard" style:list-style-name="L4">
      <style:text-properties fo:font-style="italic" officeooo:rsid="00160eff" officeooo:paragraph-rsid="00160eff"/>
    </style:style>
    <style:style style:name="P24" style:family="paragraph" style:parent-style-name="Standard" style:list-style-name="L4">
      <style:text-properties fo:font-style="italic" officeooo:rsid="0014dc82" officeooo:paragraph-rsid="0014dc82"/>
    </style:style>
    <style:style style:name="P25" style:family="paragraph" style:parent-style-name="Standard" style:list-style-name="L4">
      <style:text-properties fo:font-style="italic" officeooo:rsid="0014dc82" officeooo:paragraph-rsid="00160eff"/>
    </style:style>
    <style:style style:name="P26" style:family="paragraph" style:parent-style-name="Standard" style:list-style-name="L4">
      <style:text-properties officeooo:rsid="00160eff" officeooo:paragraph-rsid="00160eff"/>
    </style:style>
    <style:style style:name="P27" style:family="paragraph" style:parent-style-name="Standard" style:list-style-name="L4">
      <style:text-properties officeooo:rsid="0014dc82" officeooo:paragraph-rsid="0014dc82"/>
    </style:style>
    <style:style style:name="P28" style:family="paragraph" style:parent-style-name="Standard" style:list-style-name="L1">
      <style:paragraph-properties fo:margin-left="1cm" fo:margin-right="0cm" fo:text-indent="0cm" style:auto-text-indent="false"/>
      <style:text-properties fo:font-style="italic"/>
    </style:style>
    <style:style style:name="P29" style:family="paragraph" style:parent-style-name="Standard" style:list-style-name="L2">
      <style:paragraph-properties fo:margin-left="1cm" fo:margin-right="0cm" fo:text-indent="0cm" style:auto-text-indent="false"/>
      <style:text-properties fo:font-style="italic"/>
    </style:style>
    <style:style style:name="P30" style:family="paragraph" style:parent-style-name="Standard" style:list-style-name="L8">
      <style:paragraph-properties fo:margin-left="1cm" fo:margin-right="0cm" fo:text-indent="0cm" style:auto-text-indent="false"/>
      <style:text-properties fo:font-size="10pt" fo:font-style="italic" style:font-size-asian="10pt" style:font-style-asian="italic" style:font-size-complex="10pt" style:font-style-complex="italic"/>
    </style:style>
    <style:style style:name="P31"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32" style:family="paragraph" style:parent-style-name="_39__20_Enumération" style:list-style-name="L7">
      <style:paragraph-properties fo:margin-left="1cm" fo:margin-right="0cm" fo:text-indent="0cm" style:auto-text-indent="false"/>
      <style:text-properties fo:font-style="italic"/>
    </style:style>
    <style:style style:name="P33" style:family="paragraph" style:parent-style-name="_39__20_Enumération" style:list-style-name="L6">
      <style:paragraph-properties fo:margin-left="1cm" fo:margin-right="0cm" fo:text-align="start" style:justify-single-word="false" fo:text-indent="0cm" style:auto-text-indent="false"/>
      <style:text-properties officeooo:paragraph-rsid="0012091d"/>
    </style:style>
    <style:style style:name="P34"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Contents_20_2">
      <style:paragraph-properties>
        <style:tab-stops>
          <style:tab-stop style:position="18.251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3">
      <style:paragraph-properties>
        <style:tab-stops>
          <style:tab-stop style:position="17.251cm" style:type="right" style:leader-style="dotted" style:leader-text="."/>
        </style:tab-stops>
      </style:paragraph-properties>
    </style:style>
    <style:style style:name="P38" style:family="paragraph" style:parent-style-name="_35__20_Texte" style:list-style-name="L3">
      <style:text-properties officeooo:paragraph-rsid="0012091d"/>
    </style:style>
    <style:style style:name="P39" style:family="paragraph" style:parent-style-name="_35__20_Texte" style:list-style-name="L3">
      <style:text-properties fo:font-style="italic" officeooo:rsid="000d27a2" officeooo:paragraph-rsid="0012091d"/>
    </style:style>
    <style:style style:name="P40" style:family="paragraph" style:parent-style-name="_35__20_Texte" style:list-style-name="L5">
      <style:paragraph-properties fo:margin-left="1cm" fo:margin-right="0cm" fo:text-indent="0cm" style:auto-text-indent="false"/>
      <style:text-properties fo:font-style="italic"/>
    </style:style>
    <style:style style:name="P41"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officeooo:rsid="00180efd"/>
    </style:style>
    <style:style style:name="T8" style:family="text">
      <style:text-properties fo:font-size="10pt"/>
    </style:style>
    <style:style style:name="T9" style:family="text">
      <style:text-properties officeooo:rsid="0009e0d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83052" style:font-style-asian="italic" style:font-style-complex="italic"/>
    </style:style>
    <style:style style:name="T13" style:family="text">
      <style:text-properties fo:font-style="italic" officeooo:rsid="000d27a2" style:font-style-asian="italic" style:font-style-complex="italic"/>
    </style:style>
    <style:style style:name="T14" style:family="text">
      <style:text-properties fo:font-style="italic" officeooo:rsid="00116ae9" style:font-style-asian="italic" style:font-style-complex="italic"/>
    </style:style>
    <style:style style:name="T15" style:family="text">
      <style:text-properties fo:font-style="italic" officeooo:rsid="0014dc82" style:font-style-asian="italic" style:font-style-complex="italic"/>
    </style:style>
    <style:style style:name="T16" style:family="text">
      <style:text-properties fo:font-style="italic" officeooo:rsid="00160eff" style:font-style-asian="italic" style:font-style-complex="italic"/>
    </style:style>
    <style:style style:name="T17" style:family="text">
      <style:text-properties fo:font-style="italic" officeooo:rsid="00083052"/>
    </style:style>
    <style:style style:name="T18" style:family="text">
      <style:text-properties fo:font-style="italic" officeooo:rsid="000fab9b"/>
    </style:style>
    <style:style style:name="T19" style:family="text">
      <style:text-properties fo:font-style="italic" officeooo:rsid="000fbaea"/>
    </style:style>
    <style:style style:name="T20" style:family="text">
      <style:text-properties fo:font-style="italic" officeooo:rsid="000d27a2"/>
    </style:style>
    <style:style style:name="T21" style:family="text">
      <style:text-properties fo:font-style="italic" officeooo:rsid="0012091d"/>
    </style:style>
    <style:style style:name="T22" style:family="text">
      <style:text-properties fo:font-style="italic" officeooo:rsid="0014dc82"/>
    </style:style>
    <style:style style:name="T23" style:family="text">
      <style:text-properties fo:font-style="italic" officeooo:rsid="00116ae9"/>
    </style:style>
    <style:style style:name="T24" style:family="text">
      <style:text-properties fo:font-style="italic" officeooo:rsid="00160eff"/>
    </style:style>
    <style:style style:name="T25" style:family="text">
      <style:text-properties officeooo:rsid="000e19f2"/>
    </style:style>
    <style:style style:name="T26" style:family="text">
      <style:text-properties officeooo:rsid="000fab9b"/>
    </style:style>
    <style:style style:name="T27" style:family="text">
      <style:text-properties officeooo:rsid="0012091d"/>
    </style:style>
    <style:style style:name="T28" style:family="text">
      <style:text-properties officeooo:rsid="00138719"/>
    </style:style>
    <style:style style:name="T29" style:family="text">
      <style:text-properties officeooo:rsid="001650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ubject>P2019 : Nom du projet</text:subject></text:p>
      <text:p text:style-name="P13"><text:span text:style-name="T10"><text:keywords>Nom étudiant/stagiaire</text:keywords></text:span><text:span text:style-name="T10"><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1 - Situation dans le projet<text:tab/>2</text:p>
          <text:p text:style-name="P35">1.1 - Rappel des tâches professionnelles à réaliser<text:tab/>2</text:p>
          <text:p text:style-name="P35">1.2 - Présentation de la partie personnelle<text:tab/>2</text:p>
          <text:p text:style-name="P37">1.2.1 - Introduction<text:tab/>2</text:p>
          <text:p text:style-name="P37">1.2.2 - Synoptique de la réalisation<text:tab/>2</text:p>
          <text:p text:style-name="P36">2 - Réalisation de la tâche professionnelle xxx<text:tab/>2</text:p>
          <text:p text:style-name="P35">2.1 - Conception détaillée<text:tab/>2</text:p>
          <text:p text:style-name="P35">2.2 - Tests unitaires<text:tab/>3</text:p>
          <text:p text:style-name="P37">2.2.1 - Test unitaire du module matériel/logiciel xxx<text:tab/>3</text:p>
          <text:p text:style-name="P37">2.2.2 - Problèmes rencontrés<text:tab/>3</text:p>
          <text:p text:style-name="P36">3 - Bilan de la réalisation personnelle<text:tab/>3</text:p>
        </text:index-body>
      </text:table-of-content>
      <text:p text:style-name="Standard"/>
      <text:p text:style-name="P19">Ce document <text:span text:style-name="T25">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16">Rappelez les tâches professionnelles à réaliser en mettant en évidence celles qui ont été achevées.</text:p>
      <text:h text:style-name="_32__20_Titre_20_2" text:outline-level="2">Présentation de la partie personnelle</text:h>
      <text:h text:style-name="_33__20_Titre_20_3" text:outline-level="3">Introduction</text:h>
      <text:list xml:id="list984988335" text:style-name="L1">
        <text:list-item>
          <text:p text:style-name="P28">Rappelez les objectifs de votre réalisatio<text:span text:style-name="T28">n.</text:span></text:p>
        </text:list-item>
        <text:list-item>
          <text:p text:style-name="P28">Présentez succinctement, dans l'ordre chronologique, les grandes phases de votre projet depuis la lecture du cahier des charges (Analyse UML/<text:span text:style-name="T28">SysML</text:span>, mise en œuvre des parties matérielles, installation de l'environnement de travail, codage, test, etc.). Les groupes utilisant la méthode Agile <text:span text:style-name="T28">peuvent </text:span>présenter les sprints et des extraits significatifs du backlog.</text:p>
        </text:list-item>
      </text:list>
      <text:h text:style-name="_33__20_Titre_20_3" text:outline-level="3">Synoptique de la réalisation</text:h>
      <text:list xml:id="list1810506867" text:style-name="L2">
        <text:list-item>
          <text:p text:style-name="P29">Présentez <text:span text:style-name="T28">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29">Mettez en évidence où se situe votre partie (couleur, flèche, etc.).</text:p>
        </text:list-item>
        <text:list-item>
          <text:p text:style-name="P29">Proposez un diagramme de déploiement conforme à la norme UML <text:span text:style-name="T26">ou un diagramme de bloc interne (IBD)</text:span> <text:span text:style-name="T26">conforme à la norme SysML </text:span>et indiquez les nœuds sur lesquels vous intervenez (couleur, commentaires, e<text:span text:style-name="T3">t</text:span>c.).</text:p>
        </text:list-item>
        <text:list-item>
          <text:p text:style-name="P29">Pour chaque nœud sur lequel vous intervenez, décrivez brièvement son rôle et la nature de la relation avec les autres nœuds proches.</text:p>
        </text:list-item>
      </text:list>
      <text:p text:style-name="P2"/>
      <text:p text:style-name="P17"><text:span text:style-name="T27">Pour la suite, on s</text:span>électionne<text:span text:style-name="T27">ra quelques</text:span> tâches professionnelles significatives de la réalisation.</text:p>
      <text:h text:style-name="_31__20_Titre_20_1" text:outline-level="1">Réalisation <text:span text:style-name="T27">de la tâche professionnelle xxx</text:span></text:h>
      <text:list xml:id="list822805358" text:style-name="L3">
        <text:list-item>
          <text:p text:style-name="P38"><text:span text:style-name="T12">La description des réalisations </text:span><text:span text:style-name="T13">des tâches professionnelles</text:span><text:span text:style-name="T12"> varie en fonction de la nature de </text:span><text:span text:style-name="T13">celles-ci</text:span><text:span text:style-name="T12"> (développement logiciel, installation réseau, etc.) :</text:span></text:p>
          <text:list>
            <text:list-item>
              <text:p text:style-name="P39">Présenter succinctement la tâche.</text:p>
            </text:list-item>
            <text:list-item>
              <text:p text:style-name="P38"><text:span text:style-name="T10">Justifiez </text:span><text:span text:style-name="T17">un</text:span><text:span text:style-name="T10"> choix technologique retenu pour la réalisation </text:span><text:span text:style-name="T17">de la tâche professionnelle </text:span><text:span text:style-name="T10">(choix de tel carte électronique, </text:span><text:span text:style-name="T17">choix d’un actif réseau</text:span><text:span text:style-name="T10">, choix d’</text:span><text:span text:style-name="T17">une</text:span><text:span text:style-name="T10"> bibliothèque logicielle, </text:span><text:span text:style-name="T17">etc</text:span><text:span text:style-name="T10">.).</text:span></text:p>
            </text:list-item>
          </text:list>
        </text:list-item>
      </text:list>
      <text:h text:style-name="_32__20_Titre_20_2" text:outline-level="2">Conception détaillée</text:h>
      <text:list xml:id="list784359557" text:style-name="L4">
        <text:list-item>
          <text:p text:style-name="P20"><text:span text:style-name="T18">Pour une tâche de développement logiciel, </text:span><text:span text:style-name="T19">on pourra trouver</text:span><text:span text:style-name="T18"> :</text:span></text:p>
          <text:list>
            <text:list-item>
              <text:p text:style-name="P21"><text:span text:style-name="T19">U</text:span><text:span text:style-name="T10">n ou </text:span><text:span text:style-name="T22">plusieurs</text:span><text:span text:style-name="T10"> diagrammes de classe simplifié</text:span><text:span text:style-name="T22">s</text:span><text:span text:style-name="T10"> où l'on peut voir toutes </text:span><text:span text:style-name="T19">vos</text:span><text:span text:style-name="T10"> classes (avec les principales méthodes et attributs) et les classes des autres développeurs en relation avec les </text:span><text:span text:style-name="T17">vôtres</text:span><text:span text:style-name="T10"> (uniquement le nom de la classe).</text:span></text:p>
            </text:list-item>
            <text:list-item>
              <text:p text:style-name="P21"><text:span text:style-name="T23">Une description brève des classes importantes et</text:span><text:span text:style-name="T10"> la nature de</text:span><text:span text:style-name="T23">s </text:span><text:span text:style-name="T10">association</text:span><text:span text:style-name="T23">s</text:span><text:span text:style-name="T10"> avec les autres classes.</text:span></text:p>
            </text:list-item>
            <text:list-item>
              <text:p text:style-name="P22">Une description des données traitées :</text:p>
              <text:list>
                <text:list-item>
                  <text:p text:style-name="P21"><text:span text:style-name="T23">l</text:span><text:span text:style-name="T10">es formats, types, plage de validité,</text:span></text:p>
                </text:list-item>
                <text:list-item>
                  <text:p text:style-name="P22">les structures des fichiers traités (xml, etc.),</text:p>
                </text:list-item>
                <text:list-item>
                  <text:p text:style-name="P22">les structures détaillées des bases de données.</text:p>
                </text:list-item>
              </text:list>
            </text:list-item>
            <text:list-item>
              <text:p text:style-name="P26"><text:span text:style-name="T23">L</text:span><text:span text:style-name="T10">es IHM</text:span></text:p>
            </text:list-item>
            <text:list-item>
              <text:p text:style-name="P21"><text:span text:style-name="T22">L</text:span><text:span text:style-name="T23">es concepts mathé</text:span><text:span text:style-name="T14">matiques utilisés dans les classes développées (FFT, filtrage, ...).</text:span></text:p>
            </text:list-item>
            <text:list-item>
              <text:p text:style-name="P21"><text:span text:style-name="T15">U</text:span><text:span text:style-name="T14">ne documentation technique de la classe réalisée (algorithme d’une méthode, diagramme de séquence ou diagramme d’état, méthodes de l'API utilisées, etc. ) en fonction de sa complexité.</text:span></text:p>
            </text:list-item>
            <text:list-item>
              <text:p text:style-name="P27"><text:span text:style-name="T14">U</text:span><text:span text:style-name="T11">n extrait </text:span><text:span text:style-name="T16">significatif </text:span><text:span text:style-name="T11">du code source </text:span><text:span text:style-name="T16">commenté </text:span><text:span text:style-name="T11">de la classe </text:span><text:span text:style-name="T16">(le reste du code source est donné sous format électronique)</text:span><text:span text:style-name="T11">.</text:span></text:p>
            </text:list-item>
          </text:list>
        </text:list-item>
        <text:list-item>
          <text:p text:style-name="P21"><text:span text:style-name="T20">Pour un</text:span><text:span text:style-name="T19">e configuration/installation réseau ou de services, on pourra trouver</text:span><text:span text:style-name="T20"> :</text:span></text:p>
          <text:list>
            <text:list-item>
              <text:p text:style-name="P23">les procédures d’installation des équipements réseaux et/ou des services,</text:p>
            </text:list-item>
            <text:list-item>
              <text:p text:style-name="P27"><text:span text:style-name="T10">les fichiers de configuration des </text:span><text:span text:style-name="T24">équipements</text:span><text:span text:style-name="T10"> du réseau,</text:span></text:p>
            </text:list-item>
            <text:list-item>
              <text:p text:style-name="P24">les fichiers de configuration des services,</text:p>
            </text:list-item>
            <text:list-item>
              <text:p text:style-name="P25">les structures des trames échangées ainsi que le protocole de communication utilisé,</text:p>
            </text:list-item>
            <text:list-item>
              <text:p text:style-name="P24">etc.</text:p>
            </text:list-item>
          </text:list>
        </text:list-item>
      </text:list>
      <text:h text:style-name="_32__20_Titre_20_2" text:outline-level="2"><text:soft-page-break/>Tests unitaires</text:h>
      <text:list xml:id="list1581093867" text:style-name="L5">
        <text:list-item>
          <text:p text:style-name="P40">Présentez le récapitulatif chronologique de vos tests unitaires <text:span text:style-name="T27">mis en œuvre pour la validation de la tâche professionnelle</text:span> et précisez les tests unitaires que vous allez détailler par la suite.</text:p>
        </text:list-item>
      </text:list>
      <text:h text:style-name="_33__20_Titre_20_3" text:outline-level="3">Test unitaire du module matériel/<text:span text:style-name="T27">logiciel</text:span> xxx</text:h>
      <text:list xml:id="list2366687077" text:style-name="L6">
        <text:list-item>
          <text:p text:style-name="P31">Présentez l'identification d<text:span text:style-name="T29">u test unitaire</text:span> (nom, numéro, date, etc.).</text:p>
        </text:list-item>
        <text:list-item>
          <text:p text:style-name="P33"><text:span text:style-name="T10">Présentez l'objectif du test,</text:span><text:span text:style-name="T21"> éventuellement </text:span><text:span text:style-name="T10">le cas d'utilisation ainsi que les divers scénarios faisant intervenir le matériel testé </text:span><text:span text:style-name="T21">et si nécessaire un synoptique décrivant l'environnement matériel et/ou logiciel spécifique nécessaire à la mise en œuvre du test</text:span><text:span text:style-name="T10">.</text:span></text:p>
        </text:list-item>
      </text:list>
      <text:list xml:id="list3706174603" text:style-name="L7">
        <text:list-item>
          <text:p text:style-name="P32">Présentez la procédure de test.</text:p>
        </text:list-item>
      </text:list>
      <text:list xml:id="list1083972442" text:style-name="L8">
        <text:list-item>
          <text:p text:style-name="P30">Présentez les résultats attendus <text:span text:style-name="T27">et </text:span>le rapport d'exécution des tests unitaires <text:span text:style-name="T27">(conformité/non conformité)</text:span>.</text:p>
        </text:list-item>
      </text:list>
      <text:h text:style-name="_33__20_Titre_20_3" text:outline-level="3">Problèmes rencontrés</text:h>
      <text:list xml:id="list4204592301" text:style-name="L9">
        <text:list-item>
          <text:p text:style-name="P34">Présentez un historique des problèmes rencontrés pendant la phase de tests unitaires,</text:p>
        </text:list-item>
        <text:list-item>
          <text:p text:style-name="P34">Présentez les solutions mises en œuvre pour remédier aux problèmes rencontrés.</text:p>
        </text:list-item>
      </text:list>
      <text:h text:style-name="_31__20_Titre_20_1" text:outline-level="1">Bilan de la réalisation personnelle</text:h>
      <text:list xml:id="list3261715848" text:style-name="L10">
        <text:list-item>
          <text:p text:style-name="P41">Présentez les points du projet qui ont été validés.</text:p>
        </text:list-item>
        <text:list-item>
          <text:p text:style-name="P41">Précisez les parties restant à développer.</text:p>
        </text:list-item>
        <text:list-item>
          <text:p text:style-name="P41">Indiquez, si nécessaire, les améliorations possibles.</text:p>
        </text:list-item>
        <text:list-item>
          <text:p text:style-name="P41">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odt</text:file-name><text:tab/>- <text:print-date style:data-style-name="N30"/><text:s/>-<text:tab/>Page <text:page-number text:select-page="current">0</text:page-number><text:s/>/ <text:page-count style:num-format="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4BBB9EB7D01FB761.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odt</text:file-name></text:span><text:span text:style-name="MT8"><text:tab/>- </text:span><text:span text:style-name="MT8"><text:date style:data-style-name="N10039" text:date-value="2018-12-19T15:23:31.358408513">19 déc. 18</text:date></text:span><text:span text:style-name="MT8"><text:s/>-<text:tab/>Page </text:span><text:span text:style-name="MT8"><text:page-number text:select-page="current">1</text:page-number></text:span><text:span text:style-name="MT8"><text:s/>/ </text:span><text:span text:style-name="MT8"><text:page-count style:num-format="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odt</text:file-name></text:span><text:span text:style-name="MT8"><text:tab/>- </text:span><text:span text:style-name="MT8"><text:date style:data-style-name="N10039" text:date-value="2018-12-19T15:23:31.362844216">19 déc. 18</text:date></text:span><text:span text:style-name="MT8"><text:s/>-<text:tab/>Page </text:span><text:span text:style-name="MT8"><text:page-number text:select-page="current">3</text:page-number></text:span><text:span text:style-name="MT8"><text:s/>/ </text:span><text:span text:style-name="MT8"><text:page-count style:num-format="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odt</text:file-name></text:span><text:span text:style-name="MT8"><text:tab/>- </text:span><text:span text:style-name="MT8"><text:date style:data-style-name="N10039" text:date-value="2018-12-19T15:23:31.366951139">19 déc. 18</text:date></text:span><text:span text:style-name="MT8"><text:s/>-<text:tab/>Page </text:span><text:span text:style-name="MT8"><text:page-number text:select-page="current">0</text:page-number></text:span><text:span text:style-name="MT8"><text:s/>/ </text:span><text:span text:style-name="MT8"><text:page-count style:num-format="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odt</text:file-name></text:span><text:span text:style-name="MT8"><text:tab/>- </text:span><text:span text:style-name="MT8"><text:date style:data-style-name="N10039" text:date-value="2018-12-19T15:23:31.374706705">19 déc. 18</text:date></text:span><text:span text:style-name="MT8"><text:s/>-<text:tab/>Page </text:span><text:span text:style-name="MT8"><text:page-number text:select-page="current">0</text:page-number></text:span><text:span text:style-name="MT8"><text:s/>/ </text:span><text:span text:style-name="MT8"><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Dossier technique du projet - partie individuelle</dc:title>
    <dc:subject>P2019 : Nom du projet</dc:subject>
    <meta:initial-creator>Philippe MERCIER</meta:initial-creator>
    <meta:creation-date>2018-12-19T15:23:10.225008145</meta:creation-date>
    <dc:language>fr-FR</dc:language>
    <meta:editing-cycles>2</meta:editing-cycles>
    <meta:editing-duration>PT1M1S</meta:editing-duration>
    <meta:keyword>Nom étudiant/stagiaire</meta:keyword>
    <dc:date>2018-12-19T15:23:30.707908774</dc:date>
    <dc:creator>Philippe MERCIER</dc:creator>
    <meta:document-statistic meta:table-count="1" meta:image-count="1" meta:object-count="0" meta:page-count="3" meta:paragraph-count="84" meta:word-count="893" meta:character-count="5864" meta:non-whitespace-character-count="5097"/>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